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nsorFlow*</text:p>
      <text:p text:style-name="Text_20_body">See the <text:a xlink:type="simple" xlink:href="https://github.com/tensorflow/ngraph-bridge/blob/master/README.md" office:name=""><text:span text:style-name="Definition">README</text:span></text:a> on the <text:a xlink:type="simple" xlink:href="https://github.com/tensorflow/ngraph-bridge" office:name=""><text:span text:style-name="Definition">ngraph_bridge repo</text:span></text:a> for the many ways to connect Tensorflow to nGraph, enabling a <text:a xlink:type="simple" xlink:href="http://csweb.cs.wfu.edu/%7Etorgerse/Kokua/More_SGI/007-2360-010/sgi_html/ch03.html" office:name=""><text:span text:style-name="Definition">DSO</text:span></text:a> backend that can speed up your TensorFlow training and inference workl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nsorFlow*</dc:title>
  </office:meta>
</office:document-meta>
</file>